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áltozócsillag klasszifikáció gépi tanulási módszerekkel</text:p>
      <text:p text:style-name="Standard"/>
      <text:p text:style-name="Standard">Alap elképzelés: változócsillagok feltekert görbéit ábrázoló képeket adjunk át egy tanító algoritmusnak, majd ezekkel teszteljük ugyanezen típusok más adatbázisok adatai alapján generált görbéit.</text:p>
      <text:p text:style-name="Standard"/>
      <text:p text:style-name="Standard">Kezdeti lépések:</text:p>
      <text:p text:style-name="Standard">A lehető leggyorsabb és legegyszerűbb indulás, tesztelés miatt a választás a „DarkNet” nyílt forráskódú algoritmusára esett.</text:p>
      <text:p text:style-name="Standard">Az OGLE 3 LMC adatai közül az ACep, DSct, ECL, RRLyr, illetve T2Cep változócsillagok feltekert adataiból generáltunk képeket. Elkerülendő a bonyolultabb altípusokat, nem került feldolgozásra minden adat, például a DSct adatokból ki lettek hagyva az ún. „multimode” csillagok, illetve az RRLyr különféle altípusai nem kerültek megkülönböztetésre.</text:p>
      <text:p text:style-name="Standard">A kezdeti minta rendkívüli módon kiegyenlítetlen volt, mivel a különböző típusok nagy mértékben eltérő adatot tartalmaznak. A minta a következőképpen alakult:</text:p>
      <text:p text:style-name="Standard">Acep: 66 darab</text:p>
      <text:p text:style-name="Standard">Dsct: 2205 darab</text:p>
      <text:p text:style-name="Standard">ECL: 22562 darab</text:p>
      <text:p text:style-name="Standard">RRLyr: 24906 darab</text:p>
      <text:p text:style-name="Standard">T2Cep: 203 darab</text:p>
      <text:p text:style-name="Standard">Összes minta: 49943 darab</text:p>
      <text:p text:style-name="Standard"/>
      <text:p text:style-name="Standard">A DarkNet oldalát segítségül hívva a CIFAR-10 adathalmazra készített egyszerű neurális hálót választottuk ki és módosítottuk az adataink száma szerint. Mivel a gépi tanítás rendkívül erőforrás igényes, így kezdetben egy lényegesen szűkített mintával teszteltük a neurális hálót. Ebben a mintában 518 képet dolgoztunk fel, ahol az adataink viszonylag kiegyenlített számban voltak jelen. Természetesen ez rendkívül kicsiny minta, így ténylegesen csak tesztelésre használtuk, a kimeneti eredmények nem számottevőek, viszont ez még személyi számítógépen is lefuttatható mennyiség.</text:p>
      <text:p text:style-name="Standard">A következő lépés az volt, hogy a teljes legenerált mintára is lefuttassuk a tesztet. Ez már komoly számítási teljesítményt biztosító GPU-s gépen került elvégzésre, 4db Nvidia Tesla V100 videókártyán, ezekből a darknet csak 3 darabot volt képes egyidejűleg használni. </text:p>
      <text:p text:style-name="Standard"/>
      <text:p text:style-name="Standard">A kezdeti eredményeket tartalmazó pdf fájl:</text:p>
      <text:p text:style-name="Standard"><text:a xlink:type="simple" xlink:href="https://drive.google.com/open?id=1T44GLqY5Y4f4Tmm7tL8dR2d7vJE22vQx" text:style-name="Internet_20_link" text:visited-style-name="Visited_20_Internet_20_Link">https://drive.google.com/open?id=1T44GLqY5Y4f4Tmm7tL8dR2d7vJE22vQx</text:a></text:p>
      <text:p text:style-name="Standard"/>
      <text:p text:style-name="Standard">Már ekkor is látszódtak a Darknet hátrányai. A nehézkes adat előkészítés, a dokumentáció teljes hiánya miatt csak a kezdeti tesztekhez használtuk. A kezdeti részeredmények megmutatták, hogy érdemes foglalkozni a témával, így ettől a ponttól kezdve a TensorFlow/Keras keretrendszert használtuk. </text:p>
      <text:p text:style-name="Standard">A problémák a következők voltak:</text:p>
      <text:p text:style-name="Standard"/>
      <text:p text:style-name="Standard">A TensorFlow/Keras keretrendszerben is elkészült a Darknet során használt neurális háló, de már a kezdeti számítások is megmutatták, hogy messze nem optimális a működése. Új neurális hálót kellett készíteni, amelyet folyamatosan tesztelve, módosítva elérhetünk egy optimális és jó eredményeket produkáló hálót.</text:p>
      <text:p text:style-name="Standard"/>
      <text:p text:style-name="Standard">A mintánk rendkívül eltérő számú típusokat tartalmazott. Ezt némileg javítottuk további altípusok hozzáadásával, így a mintánk némileg bővült, de még mindig nagyon kiegyenlítetlen.</text:p>
      <text:p text:style-name="Standard"/>
      <text:p text:style-name="Standard">ACep: 83 darab</text:p>
      <text:p text:style-name="Standard">DSct: 2696 darab</text:p>
      <text:p text:style-name="Standard">ECL: 26121 darab</text:p>
      <text:p text:style-name="Standard"><text:soft-page-break/>RRLyr: 24904 darab</text:p>
      <text:p text:style-name="Standard">T2Cep: 203 darab</text:p>
      <text:p text:style-name="Standard">Összes minta: 54007 darab</text:p>
      <text:p text:style-name="Standard">A készülő új háló ezért csak a három, nagyobb adatmennyiséget tartalmazó típus, a Dsct, ECL, RRLyr változócsillagok adataiból kiválasztott képhalmaz adta, ahol minden típusból 1000-1000 került kiválasztásra, így egy igaz kis méretű (3000 minta), de kiegyenlített halmazon lehetett tesztelni személyi számítógépen is a neurális hálót. Emberi időskálán belül.</text:p>
      <text:p text:style-name="Standard">Párhuzamosan megkezdtük a TensorBoard szoftver használatát is, amely valós időben szolgál adatokkal a neurális háló működéséről. Grafikonokon követhető a tanító és tesztelő minták pontosságának és veszteségének aránya, ezzel ellenőrizhető az ún. „overfitting” vagy „underfitting” jelensége. A tanítás befejezésekor a különböző hisztogramokon visszaellenőrizhető a „bias” értékek alakulása.</text:p>
      <text:p text:style-name="Standard"/>
      <text:p text:style-name="Standard">Mivel képeket tanítunk, a neurális háló egy konvolúciós hálózat, max pooling és dense rétegekkel, amely 5 címkét képes megtanítani. A tervezett teljes, 125000 adatot tartalmazó mintában lehetséges lesz a dropout rétegek alkalmazása is.</text:p>
      <text:p text:style-name="Standard"/>
      <text:p text:style-name="Standard">A minta kiegyenlítetlenségével foglalkozni kellett, mivel így nem használható. A legkisebb adatmennyiséget tartalmazó ACep és T2Cep, illetve DSct adatok dúsítására volt szükség, így megkezdődött a „klón” változócsillagok generálása. </text:p>
      <text:p text:style-name="Standard"/>
      <text:p text:style-name="Standard">Az adott változócsillag legnagyobb mérési hibáját figyelembe véve, Gauss eloszlású véletlenszerű hibahalmaz került elkészítésre, amely annyi tagot számlált, mint az adott változócsillag összes mérése. Ez a hibahalmaz szolgált a véletlenszerűen hibával megszórt fénygörbék generálásához, a halmaz összes adatának megkeverésével és az eredeti minta adatainak egyesítésével. </text:p>
      <text:p text:style-name="Standard">Így például a mindössze 83 darabot számláló ACep változócsillagok mindegyikéhez 300-301 darab, hibával megszórt klón került legenerálásra.</text:p>
      <text:p text:style-name="Standard"/>
      <text:p text:style-name="Standard">Az így legenerált tanítási mintánk a következőképpen alakult:</text:p>
      <text:p text:style-name="Standard">ACep: 25000 darab (klón generálással)</text:p>
      <text:p text:style-name="Standard">DSct: 25000 darab (klón generálással)</text:p>
      <text:p text:style-name="Standard">ECL: 25000 darab (levágással)</text:p>
      <text:p text:style-name="Standard">RRLyr: 25000 darab (klón generálással)</text:p>
      <text:p text:style-name="Standard">T2Cep: 25000 darab (klón generálással)</text:p>
      <text:p text:style-name="Standard">Összes minta: 125000 darab</text:p>
      <text:p text:style-name="Standard"/>
      <text:p text:style-name="Standard">Fontos adat, hogy a különböző változócsillagok fénygörbéit megkülönböztessük az adott csillag periódusa alapján. Ehhez az adott periódus adatok RGB színkódolással kerültek legenerálva a feltekert fénygörbékben. Így már két tanítómintánk van, mindkettő 125 ezer tagot tartalmaz, az egyik színkódolt, a másik nem. </text:p>
      <text:p text:style-name="Standard">A tanítás lefutott a GPU-s gépen, ez mintegy 45-45 percet vett igénybe mindkét 125 ezres mintára. Ez az időadat jó mutatószám, ha esetleg a későbbiekben akarjuk használni az Amazon vagy más cégek szolgáltatásait.</text:p>
      <text:p text:style-name="Standard"/>
      <text:p text:style-name="Standard">A tanítás során keletkezett eredmények súlyadatait kimentettük, így ettől a ponttól lehet tovább is tanítani az algoritmust, de a legfontosabb, hogy ezzel már ellenőrizhetjük a működését is.</text:p>
      <text:p text:style-name="Standard"/>
      <text:p text:style-name="Standard">Az OGLE4 adatbázisából 10000-10000 teszt fénygörbe került legenerálásra, színkódolt, illetve fekete-fehér. Sajnos a DSct-k még nincsenek közzé téve, így négy típus lett tesztelve, mindegyik 2500-2500 fénygörbével.</text:p>
      <text:p text:style-name="Standard"/>
      <text:p text:style-name="Standard">Az eredményeket tartalmazó pdf fájl itt érhető el:</text:p>
      <text:p text:style-name="Standard"><text:soft-page-break/>https://drive.google.com/open?id=1LmbWZzToTmRc-rcrTMiFdegAC-7BVew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más Szklenár</meta:initial-creator>
    <meta:creation-date>2019-11-06T12:14:56</meta:creation-date>
    <dc:date>2019-11-25T13:58:30</dc:date>
    <dc:creator>Tamás Szklenár</dc:creator>
    <meta:editing-duration>PT8H25M26S</meta:editing-duration>
    <meta:editing-cycles>5</meta:editing-cycles>
    <meta:generator>OpenOffice/4.1.6$Unix OpenOffice.org_project/416m1$Build-9790</meta:generator>
    <meta:document-statistic meta:table-count="0" meta:image-count="0" meta:object-count="0" meta:page-count="3" meta:paragraph-count="45" meta:word-count="769" meta:character-count="5906"/>
  </office:meta>
</office:document-meta>
</file>